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5533e" officeooo:paragraph-rsid="0015533e" style:font-size-asian="18pt" style:font-size-complex="18pt"/>
    </style:style>
    <style:style style:name="P2" style:family="paragraph" style:parent-style-name="Standard">
      <style:text-properties fo:font-size="18pt" officeooo:rsid="0016b5a7" officeooo:paragraph-rsid="0016b5a7" style:font-size-asian="18pt" style:font-size-complex="18pt"/>
    </style:style>
    <style:style style:name="P3" style:family="paragraph" style:parent-style-name="Standard">
      <style:text-properties fo:font-size="18pt" officeooo:rsid="00180c28" officeooo:paragraph-rsid="00180c28" style:font-size-asian="18pt" style:font-size-complex="18pt"/>
    </style:style>
    <style:style style:name="P4" style:family="paragraph" style:parent-style-name="Standard">
      <style:text-properties fo:font-size="18pt" officeooo:rsid="0019b81c" officeooo:paragraph-rsid="0019b81c" style:font-size-asian="18pt" style:font-size-complex="18pt"/>
    </style:style>
    <style:style style:name="P5" style:family="paragraph" style:parent-style-name="Standard">
      <style:text-properties fo:font-size="18pt" officeooo:rsid="001b6f1b" officeooo:paragraph-rsid="001b6f1b" style:font-size-asian="18pt" style:font-size-complex="18pt"/>
    </style:style>
    <style:style style:name="P6" style:family="paragraph" style:parent-style-name="Standard">
      <style:text-properties fo:font-size="18pt" officeooo:rsid="001b6f1b" officeooo:paragraph-rsid="001b6f1b" fo:background-color="#fff200" style:font-size-asian="18pt" style:font-size-complex="18pt"/>
    </style:style>
    <style:style style:name="P7" style:family="paragraph" style:parent-style-name="Standard">
      <style:text-properties fo:font-size="18pt" officeooo:rsid="00231321" officeooo:paragraph-rsid="00231321" fo:background-color="#fff200" style:font-size-asian="18pt" style:font-size-complex="18pt"/>
    </style:style>
    <style:style style:name="P8" style:family="paragraph" style:parent-style-name="Standard">
      <style:text-properties fo:font-size="18pt" officeooo:rsid="001b6f1b" officeooo:paragraph-rsid="001b6f1b" style:font-size-asian="18pt" style:font-size-complex="18pt"/>
    </style:style>
    <style:style style:name="P9" style:family="paragraph" style:parent-style-name="Standard">
      <style:text-properties fo:font-size="18pt" officeooo:rsid="0021a6e5" officeooo:paragraph-rsid="0021a6e5" style:font-size-asian="18pt" style:font-size-complex="18pt"/>
    </style:style>
    <style:style style:name="P10" style:family="paragraph" style:parent-style-name="Standard">
      <style:text-properties fo:font-size="18pt" officeooo:rsid="0023ea4d" officeooo:paragraph-rsid="0023ea4d" style:font-size-asian="18pt" style:font-size-complex="18pt"/>
    </style:style>
    <style:style style:name="P11" style:family="paragraph" style:parent-style-name="Standard">
      <style:text-properties fo:font-size="18pt" officeooo:rsid="002489d2" officeooo:paragraph-rsid="002489d2" style:font-size-asian="18pt" style:font-size-complex="18pt"/>
    </style:style>
    <style:style style:name="P12" style:family="paragraph" style:parent-style-name="Standard">
      <style:text-properties fo:font-size="18pt" officeooo:rsid="0025ca75" officeooo:paragraph-rsid="0025ca75" style:font-size-asian="18pt" style:font-size-complex="18pt"/>
    </style:style>
    <style:style style:name="P13" style:family="paragraph" style:parent-style-name="Standard">
      <style:text-properties fo:font-size="18pt" officeooo:rsid="001b6f1b" officeooo:paragraph-rsid="001b6f1b" fo:background-color="transparent" style:font-size-asian="18pt" style:font-size-complex="18pt"/>
    </style:style>
    <style:style style:name="P14" style:family="paragraph" style:parent-style-name="Standard">
      <style:text-properties fo:font-size="18pt" officeooo:rsid="001b6f1b" officeooo:paragraph-rsid="001b6f1b" fo:background-color="transparent" style:font-size-asian="18pt" style:font-size-complex="18pt"/>
    </style:style>
    <style:style style:name="T1" style:family="text">
      <style:text-properties fo:color="#ce181e" fo:background-color="#fff200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s – shows directories</text:p>
      <text:p text:style-name="P1">ls -l – shows more detailed info</text:p>
      <text:p text:style-name="P2">ls -a – shows all</text:p>
      <text:p text:style-name="P2"/>
      <text:p text:style-name="P2">pwd – shows current location</text:p>
      <text:p text:style-name="P2"/>
      <text:p text:style-name="P2">cd <text:span text:style-name="T1">M</text:span>usic (tab)</text:p>
      <text:p text:style-name="P3">cd ..</text:p>
      <text:p text:style-name="P2"/>
      <text:p text:style-name="P3">mkdir “name” – creates folders</text:p>
      <text:p text:style-name="P3"/>
      <text:p text:style-name="P3">&gt; name.txt – creates file</text:p>
      <text:p text:style-name="P4">&gt; folderName/fileName.txt – creates a file in the folder</text:p>
      <text:p text:style-name="P9"/>
      <text:p text:style-name="P4">rm fileName.txt – delites file</text:p>
      <text:p text:style-name="P4"/>
      <text:p text:style-name="P13">e<text:span text:style-name="T4">cho texttext – puts text</text:span></text:p>
      <text:p text:style-name="P14">echo text &gt;fileName.txt – writes to file certain text </text:p>
      <text:p text:style-name="P14">echo 'int main(){printf("Hello");}' &gt; cod.c</text:p>
      <text:p text:style-name="P14"/>
      <text:p text:style-name="P6">sudo apt install gcc</text:p>
      <text:p text:style-name="P6">gcc -include stdio.h cod.c -o cod.exe</text:p>
      <text:p text:style-name="P7">g++ controller.c -o controller.exe</text:p>
      <text:p text:style-name="P6">./cod.exe</text:p>
      <text:p text:style-name="P5"/>
      <text:p text:style-name="P5">cat pace – shows the content of the file pace</text:p>
      <text:p text:style-name="P5"/>
      <text:p text:style-name="P10">nano script.sh </text:p>
      <text:p text:style-name="P11">xterm &amp; - starts terminal</text:p>
      <text:p text:style-name="P12">bash script.sh</text:p>
      <text:p text:style-name="P12">sudo chmod a+x script.sh</text:p>
      <text:p text:style-name="P12"/>
      <text:p text:style-name="P12"/>
      <text:p text:style-name="P12"/>
      <text:p text:style-name="P12"/>
      <text:p text:style-name="P12"><text:soft-page-break/></text:p>
      <text:p text:style-name="P12">#!/bib/bash</text:p>
      <text:p text:style-name="P12">echo "The name of script is $0" </text:p>
      <text:p text:style-name="P12">echo -n "Hello $1"</text:p>
      <text:p text:style-name="P12">echo "Hello $2"</text:p>
      <text:p text:style-name="P12">n1=3</text:p>
      <text:p text:style-name="P12">n2=4</text:p>
      <text:p text:style-name="P12">sum=$((n1+n2))</text:p>
      <text:p text:style-name="P12">echo "$n1+$n2=$sum"</text:p>
      <text:p text:style-name="P12">myHost=`hostname`</text:p>
      <text:p text:style-name="P12">ping -c 4 $myHo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22:22:42.485941480</meta:creation-date>
    <dc:date>2020-02-23T20:55:36.127096886</dc:date>
    <meta:editing-duration>PT1H19M22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121" meta:character-count="755" meta:non-whitespace-character-count="652"/>
  </office:meta>
</office:document-meta>
</file>